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34B0000018D0000018D7A0674744208F51C.svg" manifest:media-type="image/svg+xml"/>
  <manifest:file-entry manifest:full-path="Pictures/100000000000042100000319D1332304A12891E8.jpg" manifest:media-type="image/jpeg"/>
  <manifest:file-entry manifest:full-path="Pictures/1000000000000421000003192C529E3C6725A4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 style:list-style-name="L3">
      <style:graphic-properties fo:min-height="6.945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title" style:list-style-name="L3">
      <style:graphic-properties fo:min-height="6.945cm"/>
    </style:style>
    <style:style style:name="pr4" style:family="presentation" style:parent-style-name="Nature_5f_Illustration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  <style:text-properties fo:text-shadow="1pt 1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4B0000018D0000018D7A0674744208F51C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34B0000018D0000018D7A0674744208F51C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34B0000018D0000018D7A0674744208F51C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34B0000018D0000018D7A0674744208F51C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34B0000018D0000018D7A0674744208F51C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34B0000018D0000018D7A0674744208F51C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34B0000018D0000018D7A0674744208F51C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34B0000018D0000018D7A0674744208F51C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34B0000018D0000018D7A0674744208F51C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34B0000018D0000018D7A0674744208F51C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6.945cm" svg:x="0.4cm" svg:y="3.809cm" presentation:class="title" presentation:user-transformed="true">
          <draw:text-box>
            <text:p text:style-name="P1">A Physics engine speeds up exploration.<text:line-break/><text:line-break/></text:p>
          </draw:text-box>
        </draw:frame>
        <draw:frame presentation:style-name="pr2" draw:text-style-name="P3" draw:layer="layout" svg:width="14.399cm" svg:height="2.693cm" svg:x="6.801cm" svg:y="18.4cm" presentation:class="subtitle" presentation:user-transformed="true">
          <draw:text-box>
            <text:p text:style-name="P2"><text:span text:style-name="T1">Conclusions</text:span></text:p>
          </draw:text-box>
        </draw:frame>
        <draw:frame presentation:style-name="pr3" draw:text-style-name="P1" draw:layer="layout" svg:width="24.799cm" svg:height="6.945cm" svg:x="2.177cm" svg:y="7.71cm" presentation:class="title" presentation:user-transformed="true">
          <draw:text-box>
            <text:p text:style-name="P4">A good fitness design is essential for creating interesting struc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7:33:05.842802044</meta:creation-date>
    <meta:editing-duration>PT7M22S</meta:editing-duration>
    <meta:editing-cycles>2</meta:editing-cycles>
    <meta:generator>LibreOffice/6.2.4.2$Linux_X86_64 LibreOffice_project/2412653d852ce75f65fbfa83fb7e7b669a126d64</meta:generator>
    <dc:title>Nature Illustration</dc:title>
    <meta:initial-creator>Juan merelo</meta:initial-creator>
    <dc:date>2019-07-03T17:40:28.213837128</dc:date>
    <dc:creator>Juan merelo</dc:creator>
    <meta:document-statistic meta:object-count="37"/>
  </office:meta>
</office:document-meta>
</file>